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fo:color="#000000" loext:opacity="100%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P2" style:family="paragraph" style:parent-style-name="Standard">
      <style:text-properties fo:color="#000000" loext:opacity="100%" style:font-name="DejaVu Sans Mono" fo:font-size="12pt" fo:language="en" fo:country="US" officeooo:paragraph-rsid="004717ee" style:letter-kerning="true" style:font-name-asian="Times New Roman1" style:font-size-asian="12pt" style:language-asian="ar" style:country-asian="SA"/>
    </style:style>
    <style:style style:name="P3" style:family="paragraph" style:parent-style-name="Standard">
      <style:text-properties fo:color="#000000" loext:opacity="100%" style:font-name="DejaVu Sans Mono" fo:font-size="12pt" fo:language="en" fo:country="US" officeooo:paragraph-rsid="00476c53" style:letter-kerning="true" style:font-name-asian="Times New Roman1" style:font-size-asian="12pt" style:language-asian="ar" style:country-asian="SA"/>
    </style:style>
    <style:style style:name="P4" style:family="paragraph" style:parent-style-name="Standard">
      <style:text-properties fo:color="#000000" loext:opacity="100%" style:font-name="DejaVu Sans Mono" fo:font-size="12pt" fo:language="en" fo:country="US" officeooo:rsid="004803bf" officeooo:paragraph-rsid="004b1d86" style:letter-kerning="true" style:font-name-asian="Times New Roman1" style:font-size-asian="12pt" style:language-asian="ar" style:country-asian="SA"/>
    </style:style>
    <style:style style:name="P5" style:family="paragraph" style:parent-style-name="Standard">
      <style:text-properties fo:color="#000000" loext:opacity="100%" style:font-name="DejaVu Sans Mono" fo:font-size="12pt" fo:language="en" fo:country="US" officeooo:rsid="004803bf" officeooo:paragraph-rsid="004bd59f" style:letter-kerning="true" style:font-name-asian="Times New Roman1" style:font-size-asian="12pt" style:language-asian="ar" style:country-asian="SA"/>
    </style:style>
    <style:style style:name="P6" style:family="paragraph" style:parent-style-name="Standard">
      <style:text-properties fo:color="#000000" loext:opacity="100%" style:font-name="DejaVu Sans Mono" fo:font-size="12pt" fo:language="en" fo:country="US" officeooo:rsid="004aa0d9" officeooo:paragraph-rsid="004b1d86" style:letter-kerning="true" style:font-name-asian="Times New Roman1" style:font-size-asian="12pt" style:language-asian="ar" style:country-asian="SA"/>
    </style:style>
    <style:style style:name="P7" style:family="paragraph" style:parent-style-name="Standard">
      <style:text-properties fo:color="#000000" loext:opacity="100%" style:font-name="DejaVu Sans Mono" fo:font-size="12pt" fo:language="en" fo:country="US" officeooo:rsid="004aa0d9" officeooo:paragraph-rsid="004bd59f" style:letter-kerning="true" style:font-name-asian="Times New Roman1" style:font-size-asian="12pt" style:language-asian="ar" style:country-asian="SA"/>
    </style:style>
    <style:style style:name="P8" style:family="paragraph" style:parent-style-name="Standard">
      <style:text-properties fo:color="#000000" loext:opacity="100%" style:font-name="DejaVu Sans Mono" fo:font-size="12pt" fo:language="en" fo:country="US" officeooo:rsid="004bd59f" officeooo:paragraph-rsid="004bd59f" style:letter-kerning="true" style:font-name-asian="Times New Roman1" style:font-size-asian="12pt" style:language-asian="ar" style:country-asian="SA"/>
    </style:style>
    <style:style style:name="P9" style:family="paragraph" style:parent-style-name="Standard">
      <style:text-properties fo:color="#000000" loext:opacity="100%" style:font-name="DejaVu Sans Mono" fo:font-size="12pt" fo:language="en" fo:country="US" officeooo:rsid="0028a949" officeooo:paragraph-rsid="004717ee" style:letter-kerning="true" style:font-name-asian="Times New Roman1" style:font-size-asian="12pt" style:language-asian="ar" style:country-asian="SA"/>
    </style:style>
    <style:style style:name="P10" style:family="paragraph" style:parent-style-name="Standard">
      <style:text-properties fo:color="#000000" loext:opacity="100%" style:font-name="DejaVu Sans Mono" fo:font-size="12pt" fo:language="en" fo:country="US" officeooo:paragraph-rsid="0052864c" style:letter-kerning="true" style:font-name-asian="Times New Roman1" style:font-size-asian="12pt" style:language-asian="ar" style:country-asian="SA"/>
    </style:style>
    <style:style style:name="P11" style:family="paragraph" style:parent-style-name="Standard">
      <style:text-properties fo:color="#000000" loext:opacity="100%" style:font-name="DejaVu Sans Mono" fo:font-size="12pt" fo:language="en" fo:country="US" officeooo:rsid="003db831" officeooo:paragraph-rsid="003db831" style:letter-kerning="true" style:font-name-asian="Times New Roman1" style:font-size-asian="12pt" style:language-asian="ar" style:country-asian="SA"/>
    </style:style>
    <style:style style:name="P12" style:family="paragraph" style:parent-style-name="Standard">
      <style:text-properties fo:color="#000000" loext:opacity="100%" style:font-name="DejaVu Sans Mono" fo:font-size="12pt" fo:language="en" fo:country="US" officeooo:paragraph-rsid="00518417" style:letter-kerning="true" style:font-name-asian="Times New Roman1" style:font-size-asian="12pt" style:language-asian="ar" style:country-asian="SA"/>
    </style:style>
    <style:style style:name="P13" style:family="paragraph" style:parent-style-name="Standard">
      <style:text-properties fo:color="#000000" loext:opacity="100%" style:font-name="DejaVu Sans Mono" fo:font-size="12pt" fo:language="en" fo:country="US" officeooo:paragraph-rsid="003db831" style:letter-kerning="true" style:font-name-asian="Times New Roman1" style:font-size-asian="12pt" style:language-asian="ar" style:country-asian="SA"/>
    </style:style>
    <style:style style:name="P14" style:family="paragraph" style:parent-style-name="Standard">
      <style:text-properties fo:color="#000000" loext:opacity="100%" style:font-name="DejaVu Sans Mono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P15" style:family="paragraph" style:parent-style-name="Standard">
      <style:text-properties fo:color="#000000" loext:opacity="100%" style:font-name="DejaVu Sans Mono" fo:font-size="12pt" fo:language="en" fo:country="US" officeooo:rsid="0044256d" officeooo:paragraph-rsid="0044256d" style:letter-kerning="true" style:font-name-asian="Times New Roman1" style:font-size-asian="12pt" style:language-asian="ar" style:country-asian="SA" style:font-name-complex="Liberation Serif1" style:font-size-complex="12pt"/>
    </style:style>
    <style:style style:name="P16" style:family="paragraph" style:parent-style-name="Standard">
      <style:text-properties fo:color="#000000" loext:opacity="100%" style:font-name="DejaVu Sans Mono" fo:font-size="12pt" fo:language="en" fo:country="US" officeooo:rsid="00226e6c" style:letter-kerning="true" style:font-name-asian="Times New Roman1" style:font-size-asian="12pt" style:language-asian="ar" style:country-asian="SA"/>
    </style:style>
    <style:style style:name="P17" style:family="paragraph" style:parent-style-name="Standard">
      <style:text-properties fo:color="#000000" loext:opacity="100%" style:font-name="DejaVu Sans Mono" fo:font-size="12pt" fo:language="en" fo:country="US" style:letter-kerning="true" style:font-name-asian="Liberation Serif1" style:font-size-asian="12pt" style:language-asian="hi" style:country-asian="IN"/>
    </style:style>
    <style:style style:name="P18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4803bf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19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1cdff2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20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21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officeooo:rsid="004470c4" officeooo:paragraph-rsid="004717ee" style:letter-kerning="true" style:font-name-asian="Times New Roman1" style:font-size-asian="12pt" style:language-asian="ar" style:country-asian="SA"/>
    </style:style>
    <style:style style:name="P22" style:family="paragraph" style:parent-style-name="Standard">
      <style:text-properties fo:color="#000000" loext:opacity="100%" style:font-name="DejaVu Sans Mono" fo:font-size="12pt" fo:language="en" fo:country="US" fo:font-weight="bold" officeooo:rsid="004803bf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23" style:family="paragraph" style:parent-style-name="Standard">
      <style:text-properties fo:color="#000000" loext:opacity="100%" style:font-name="DejaVu Sans Mono" fo:font-size="12pt" fo:language="en" fo:country="US" fo:font-weight="bold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24" style:family="paragraph" style:parent-style-name="Standard">
      <style:text-properties fo:color="#000000" loext:opacity="100%" style:font-name="DejaVu Sans Mono" fo:font-size="12pt" fo:language="en" fo:country="US" fo:font-weight="bold" officeooo:rsid="001cdff2" officeooo:paragraph-rsid="00476c53" style:letter-kerning="true" style:font-name-asian="Times New Roman1" style:font-size-asian="12pt" style:language-asian="ar" style:country-asian="SA" style:font-weight-asian="bold" style:font-weight-complex="bold"/>
    </style:style>
    <style:style style:name="P25" style:family="paragraph" style:parent-style-name="Standard">
      <style:text-properties fo:color="#000000" loext:opacity="100%" style:font-name="DejaVu Sans Mono" fo:font-size="12pt" fo:language="en" fo:country="US" fo:font-weight="bold" officeooo:paragraph-rsid="00476c53" style:letter-kerning="true" style:font-name-asian="Times New Roman1" style:font-size-asian="12pt" style:language-asian="ar" style:country-asian="SA" style:font-weight-asian="bold" style:font-weight-complex="bold"/>
    </style:style>
    <style:style style:name="P26" style:family="paragraph" style:parent-style-name="Standard">
      <style:text-properties fo:color="#000000" loext:opacity="100%" style:font-name="DejaVu Sans Mono" fo:font-size="12pt" fo:language="en" fo:country="US" fo:font-weight="bold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27" style:family="paragraph" style:parent-style-name="Standard">
      <style:paragraph-properties fo:break-before="page"/>
      <style:text-properties fo:color="#000000" loext:opacity="100%" style:font-name="DejaVu Sans Mono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P28" style:family="paragraph" style:parent-style-name="Standard">
      <style:text-properties fo:color="#000000" loext:opacity="100%" style:font-name="DejaVu Sans Mono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P29" style:family="paragraph" style:parent-style-name="Standard">
      <style:text-properties fo:color="#000000" loext:opacity="100%" style:font-name="DejaVu Sans Mono" fo:font-size="12pt" fo:language="en" fo:country="US" fo:font-weight="bold" officeooo:paragraph-rsid="00553cc1" style:letter-kerning="true" style:font-name-asian="Times New Roman1" style:font-size-asian="12pt" style:language-asian="ar" style:country-asian="SA" style:font-weight-asian="bold" style:font-weight-complex="bold"/>
    </style:style>
    <style:style style:name="P30" style:family="paragraph" style:parent-style-name="Standard">
      <style:text-properties fo:color="#000000" loext:opacity="100%" style:font-name="DejaVu Sans Mono" fo:font-size="12pt" fo:language="en" fo:country="US" fo:font-style="italic" style:text-underline-style="none" officeooo:paragraph-rsid="004717ee" style:letter-kerning="true" style:font-name-asian="Times New Roman1" style:font-size-asian="12pt" style:language-asian="en" style:country-asian="US" style:font-style-asian="italic" style:font-style-complex="italic"/>
    </style:style>
    <style:style style:name="P31" style:family="paragraph" style:parent-style-name="Standard">
      <style:text-properties fo:color="#000000" loext:opacity="100%" style:font-name="DejaVu Sans Mono" fo:font-size="12pt" fo:language="en" fo:country="US" fo:font-style="italic" style:text-underline-style="solid" style:text-underline-width="auto" style:text-underline-color="font-color" officeooo:rsid="004717ee" officeooo:paragraph-rsid="004717ee" style:letter-kerning="true" style:font-name-asian="Times New Roman1" style:font-size-asian="12pt" style:language-asian="ar" style:country-asian="SA" style:font-style-asian="italic" style:font-style-complex="italic"/>
    </style:style>
    <style:style style:name="P32" style:family="paragraph" style:parent-style-name="Standard">
      <style:text-properties fo:color="#000000" loext:opacity="100%" style:font-name="DejaVu Sans Mono" fo:font-size="12pt" fo:language="en" fo:country="US" fo:font-style="italic" style:text-underline-style="solid" style:text-underline-width="auto" style:text-underline-color="font-color" officeooo:rsid="004470c4" officeooo:paragraph-rsid="004717ee" style:letter-kerning="true" style:font-name-asian="Times New Roman1" style:font-size-asian="12pt" style:language-asian="ar" style:country-asian="SA" style:font-style-asian="italic" style:font-style-complex="italic"/>
    </style:style>
    <style:style style:name="P33" style:family="paragraph" style:parent-style-name="Standard">
      <style:text-properties fo:color="#000000" loext:opacity="100%" style:font-name="DejaVu Sans Mono" fo:font-size="12pt" fo:language="en" fo:country="US" style:text-underline-style="none" officeooo:rsid="00278c66" officeooo:paragraph-rsid="00476c53" style:letter-kerning="true" style:font-name-asian="Times New Roman1" style:font-size-asian="12pt" style:language-asian="ar" style:country-asian="SA"/>
    </style:style>
    <style:style style:name="P34" style:family="paragraph" style:parent-style-name="Standard">
      <style:text-properties fo:color="#000000" loext:opacity="100%" style:font-name="DejaVu Sans Mono" fo:font-size="12pt" fo:language="en" fo:country="US" style:text-underline-style="none" officeooo:paragraph-rsid="004717ee" style:letter-kerning="true" style:font-name-asian="Times New Roman1" style:font-size-asian="12pt" style:language-asian="en" style:country-asian="US"/>
    </style:style>
    <style:style style:name="P35" style:family="paragraph" style:parent-style-name="Standard">
      <style:text-properties fo:color="#000000" loext:opacity="100%" style:font-name="DejaVu Sans Mono" fo:font-size="12pt" fo:language="en" fo:country="US" style:text-underline-style="none" fo:font-weight="bold" officeooo:rsid="001cb7b9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36" style:family="paragraph" style:parent-style-name="Standard">
      <style:text-properties fo:color="#000000" loext:opacity="100%" style:font-name="DejaVu Sans Mono" fo:font-size="12pt" fo:language="en" fo:country="US" fo:font-style="normal" style:text-underline-style="none" officeooo:rsid="004717ee" officeooo:paragraph-rsid="004717ee" style:letter-kerning="true" style:font-name-asian="Times New Roman1" style:font-size-asian="12pt" style:language-asian="ar" style:country-asian="SA" style:font-style-asian="normal" style:font-style-complex="normal"/>
    </style:style>
    <style:style style:name="P37" style:family="paragraph" style:parent-style-name="Standard">
      <style:text-properties fo:color="#000000" loext:opacity="100%" style:font-name="DejaVu Sans Mono" fo:font-size="12pt" fo:language="en" fo:country="US" fo:font-style="normal" style:text-underline-style="solid" style:text-underline-width="auto" style:text-underline-color="font-color" fo:font-weight="bold" officeooo:rsid="001cb7b9" officeooo:paragraph-rsid="004717ee" style:letter-kerning="true" style:font-name-asian="Times New Roman1" style:font-size-asian="12pt" style:language-asian="ar" style:country-asian="SA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color="#000000" loext:opacity="100%" style:font-name="DejaVu Sans Mono" fo:font-size="12pt" fo:language="en" fo:country="US" fo:font-style="normal" style:text-underline-style="solid" style:text-underline-width="auto" style:text-underline-color="font-color" fo:font-weight="bold" officeooo:paragraph-rsid="004717ee" style:letter-kerning="true" style:font-name-asian="Times New Roman1" style:font-size-asian="12pt" style:language-asian="ar" style:country-asian="SA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color="#000000" loext:opacity="100%" style:font-name="DejaVu Sans Mono" fo:font-size="12pt" fo:language="fi" fo:country="FI" style:letter-kerning="true" style:font-name-asian="Times New Roman1" style:font-size-asian="12pt" style:language-asian="ar" style:country-asian="SA"/>
    </style:style>
    <style:style style:name="P40" style:family="paragraph" style:parent-style-name="Standard">
      <style:text-properties fo:color="#000000" loext:opacity="100%" style:font-name="DejaVu Sans Mono" fo:font-size="12pt" fo:language="fi" fo:country="FI" fo:font-weight="bold" style:letter-kerning="true" style:font-name-asian="Times New Roman1" style:font-size-asian="12pt" style:language-asian="ar" style:country-asian="SA" style:font-weight-asian="bold"/>
    </style:style>
    <style:style style:name="P41" style:family="paragraph" style:parent-style-name="Standard">
      <style:text-properties fo:color="#000000" loext:opacity="100%" style:font-name="DejaVu Sans Mono" fo:font-size="12pt" fo:language="fi" fo:country="FI" fo:font-weight="bold" officeooo:rsid="00476c53" officeooo:paragraph-rsid="00476c53" style:letter-kerning="true" style:font-name-asian="Times New Roman1" style:font-size-asian="12pt" style:language-asian="ar" style:country-asian="SA" style:font-weight-asian="bold"/>
    </style:style>
    <style:style style:name="P42" style:family="paragraph" style:parent-style-name="Standard">
      <style:text-properties fo:color="#000000" loext:opacity="100%" style:font-name="DejaVu Sans Mono" fo:font-size="12pt" fo:language="ar" fo:country="SA" style:letter-kerning="true" style:font-name-asian="Lohit Hindi" style:font-size-asian="12pt" style:language-asian="hi" style:country-asian="IN"/>
    </style:style>
    <style:style style:name="P43" style:family="paragraph" style:parent-style-name="Standard">
      <style:text-properties officeooo:paragraph-rsid="004717ee"/>
    </style:style>
    <style:style style:name="P44" style:family="paragraph" style:parent-style-name="Standard">
      <style:text-properties style:font-name="DejaVu Sans Mono" fo:font-style="normal" fo:font-weight="bold" officeooo:paragraph-rsid="004717ee" style:font-style-asian="normal" style:font-weight-asian="bold" style:font-style-complex="normal" style:font-weight-complex="bold"/>
    </style:style>
    <style:style style:name="P45" style:family="paragraph" style:parent-style-name="Standard">
      <style:text-properties style:font-name="DejaVu Sans Mono"/>
    </style:style>
    <style:style style:name="P46" style:family="paragraph" style:parent-style-name="Standard">
      <style:text-properties style:font-name="DejaVu Sans Mono" style:text-underline-style="none" officeooo:rsid="004717ee" officeooo:paragraph-rsid="004717ee"/>
    </style:style>
    <style:style style:name="P47" style:family="paragraph" style:parent-style-name="Standard">
      <style:text-properties style:font-name="DejaVu Sans Mono" officeooo:paragraph-rsid="004717ee"/>
    </style:style>
    <style:style style:name="P48" style:family="paragraph" style:parent-style-name="Standard">
      <style:text-properties style:font-name="DejaVu Sans Mono" officeooo:paragraph-rsid="00476c53"/>
    </style:style>
    <style:style style:name="P49" style:family="paragraph" style:parent-style-name="Standard">
      <style:text-properties style:font-name="DejaVu Sans Mono" officeooo:paragraph-rsid="003db831"/>
    </style:style>
    <style:style style:name="P50" style:family="paragraph" style:parent-style-name="Standard">
      <style:text-properties style:font-name="DejaVu Sans Mono" officeooo:paragraph-rsid="0044256d"/>
    </style:style>
    <style:style style:name="P51" style:family="paragraph" style:parent-style-name="Standard">
      <style:text-properties style:font-name="DejaVu Sans Mono" officeooo:paragraph-rsid="004717ee" style:font-name-asian="Times New Roman1" style:language-asian="ar" style:country-asian="SA"/>
    </style:style>
    <style:style style:name="P52" style:family="paragraph" style:parent-style-name="Standard">
      <style:text-properties style:font-name="DejaVu Sans Mono" officeooo:paragraph-rsid="00518417"/>
    </style:style>
    <style:style style:name="P53" style:family="paragraph" style:parent-style-name="Standard">
      <style:text-properties officeooo:paragraph-rsid="00553cc1"/>
    </style:style>
    <style:style style:name="P54" style:family="paragraph" style:parent-style-name="Standard" style:master-page-name="Standard">
      <style:paragraph-properties style:page-number="auto"/>
      <style:text-properties fo:color="#000000" loext:opacity="100%" style:font-name="DejaVu Sans Mono" fo:font-size="12pt" fo:language="fi" fo:country="FI" style:letter-kerning="true" style:font-name-asian="Times New Roman1" style:font-size-asian="12pt" style:language-asian="ar" style:country-asian="SA"/>
    </style:style>
    <style:style style:name="P55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56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5ba04b" officeooo:paragraph-rsid="005ba04b" style:letter-kerning="true" style:font-name-asian="Times New Roman1" style:font-size-asian="12pt" style:language-asian="ar" style:country-asian="SA" style:font-weight-asian="bold" style:font-weight-complex="bold"/>
    </style:style>
    <style:style style:name="P57" style:family="paragraph" style:parent-style-name="Standard">
      <style:text-properties fo:color="#000000" loext:opacity="100%" style:font-name="DejaVu Sans Mono" fo:font-size="12pt" fo:language="en" fo:country="US" officeooo:rsid="004803bf" officeooo:paragraph-rsid="004b1d86" style:letter-kerning="true" style:font-name-asian="Times New Roman1" style:font-size-asian="12pt" style:language-asian="ar" style:country-asian="SA"/>
    </style:style>
    <style:style style:name="T1" style:family="text">
      <style:text-properties fo:color="#000000" loext:opacity="100%" fo:font-size="12pt" fo:language="en" fo:country="US" style:letter-kerning="true" style:font-name-asian="Times New Roman1" style:font-size-asian="12pt" style:language-asian="ar" style:country-asian="SA"/>
    </style:style>
    <style:style style:name="T2" style:family="text">
      <style:text-properties fo:color="#000000" loext:opacity="100%" fo:font-size="12pt" fo:language="en" fo:country="US" officeooo:rsid="00459d0f" style:letter-kerning="true" style:font-name-asian="Times New Roman1" style:font-size-asian="12pt" style:language-asian="ar" style:country-asian="SA" style:font-name-complex="Liberation Serif1" style:font-size-complex="12pt"/>
    </style:style>
    <style:style style:name="T3" style:family="text">
      <style:text-properties fo:color="#000000" loext:opacity="100%" fo:font-size="12pt" fo:language="en" fo:country="US" officeooo:rsid="003db831" style:letter-kerning="true" style:font-name-asian="Times New Roman1" style:font-size-asian="12pt" style:language-asian="ar" style:country-asian="SA" style:font-name-complex="Liberation Serif1" style:font-size-complex="12pt"/>
    </style:style>
    <style:style style:name="T4" style:family="text">
      <style:text-properties fo:color="#000000" loext:opacity="100%" fo:font-size="12pt" fo:language="en" fo:country="US" officeooo:rsid="003f8c08" style:letter-kerning="true" style:font-name-asian="Times New Roman1" style:font-size-asian="12pt" style:language-asian="ar" style:country-asian="SA" style:font-name-complex="Liberation Serif1" style:font-size-complex="12pt"/>
    </style:style>
    <style:style style:name="T5" style:family="text">
      <style:text-properties fo:color="#000000" loext:opacity="100%" fo:font-size="12pt" fo:language="en" fo:country="US" officeooo:rsid="0044256d" style:letter-kerning="true" style:font-name-asian="Times New Roman1" style:font-size-asian="12pt" style:language-asian="ar" style:country-asian="SA" style:font-name-complex="Liberation Serif1" style:font-size-complex="12pt"/>
    </style:style>
    <style:style style:name="T6" style:family="text">
      <style:text-properties fo:color="#000000" loext:opacity="100%" fo:font-size="12pt" fo:language="en" fo:country="US" officeooo:rsid="0043443a" style:letter-kerning="true" style:font-name-asian="Times New Roman1" style:font-size-asian="12pt" style:language-asian="ar" style:country-asian="SA" style:font-name-complex="Liberation Serif1" style:font-size-complex="12pt"/>
    </style:style>
    <style:style style:name="T7" style:family="text">
      <style:text-properties fo:color="#000000" loext:opacity="100%" fo:font-size="12pt" fo:language="en" fo:country="US" officeooo:rsid="0043f66a" style:letter-kerning="true" style:font-name-asian="Times New Roman1" style:font-size-asian="12pt" style:language-asian="ar" style:country-asian="SA" style:font-name-complex="Liberation Serif1" style:font-size-complex="12pt"/>
    </style:style>
    <style:style style:name="T8" style:family="text">
      <style:text-properties fo:color="#000000" loext:opacity="100%" fo:font-size="12pt" fo:language="en" fo:country="US" officeooo:rsid="0036ada0" style:letter-kerning="true" style:font-name-asian="Times New Roman1" style:font-size-asian="12pt" style:language-asian="ar" style:country-asian="SA"/>
    </style:style>
    <style:style style:name="T9" style:family="text">
      <style:text-properties fo:color="#000000" loext:opacity="100%" fo:font-size="12pt" fo:language="en" fo:country="US" officeooo:rsid="004470c4" style:letter-kerning="true" style:font-name-asian="Times New Roman1" style:font-size-asian="12pt" style:language-asian="ar" style:country-asian="SA"/>
    </style:style>
    <style:style style:name="T10" style:family="text">
      <style:text-properties fo:color="#000000" loext:opacity="100%" fo:font-size="12pt" fo:language="en" fo:country="US" officeooo:rsid="001cdff2" style:letter-kerning="true" style:font-name-asian="Times New Roman1" style:font-size-asian="12pt" style:language-asian="ar" style:country-asian="SA"/>
    </style:style>
    <style:style style:name="T11" style:family="text">
      <style:text-properties fo:color="#000000" loext:opacity="100%" fo:font-size="12pt" fo:language="en" fo:country="US" officeooo:rsid="004717ee" style:letter-kerning="true" style:font-name-asian="Times New Roman1" style:font-size-asian="12pt" style:language-asian="ar" style:country-asian="SA"/>
    </style:style>
    <style:style style:name="T12" style:family="text">
      <style:text-properties fo:color="#000000" loext:opacity="100%" fo:font-size="12pt" fo:language="en" fo:country="US" officeooo:rsid="00261e29" style:letter-kerning="true" style:font-name-asian="Times New Roman1" style:font-size-asian="12pt" style:language-asian="ar" style:country-asian="SA"/>
    </style:style>
    <style:style style:name="T13" style:family="text">
      <style:text-properties fo:color="#000000" loext:opacity="100%" fo:font-size="12pt" fo:language="en" fo:country="US" officeooo:rsid="001d15b2" style:letter-kerning="true" style:font-name-asian="Times New Roman1" style:font-size-asian="12pt" style:language-asian="ar" style:country-asian="SA"/>
    </style:style>
    <style:style style:name="T14" style:family="text">
      <style:text-properties fo:color="#000000" loext:opacity="100%" fo:font-size="12pt" fo:language="en" fo:country="US" officeooo:rsid="002e4f0b" style:letter-kerning="true" style:font-name-asian="Times New Roman1" style:font-size-asian="12pt" style:language-asian="ar" style:country-asian="SA"/>
    </style:style>
    <style:style style:name="T15" style:family="text">
      <style:text-properties fo:color="#000000" loext:opacity="100%" fo:font-size="12pt" fo:language="en" fo:country="US" officeooo:rsid="001e6dfd" style:letter-kerning="true" style:font-name-asian="Times New Roman1" style:font-size-asian="12pt" style:language-asian="ar" style:country-asian="SA"/>
    </style:style>
    <style:style style:name="T16" style:family="text">
      <style:text-properties fo:color="#000000" loext:opacity="100%" fo:font-size="12pt" fo:language="en" fo:country="US" officeooo:rsid="0020213f" style:letter-kerning="true" style:font-name-asian="Times New Roman1" style:font-size-asian="12pt" style:language-asian="ar" style:country-asian="SA"/>
    </style:style>
    <style:style style:name="T17" style:family="text">
      <style:text-properties fo:color="#000000" loext:opacity="100%" fo:font-size="12pt" fo:language="en" fo:country="US" officeooo:rsid="00245809" style:letter-kerning="true" style:font-name-asian="Times New Roman1" style:font-size-asian="12pt" style:language-asian="ar" style:country-asian="SA"/>
    </style:style>
    <style:style style:name="T18" style:family="text">
      <style:text-properties fo:color="#000000" loext:opacity="100%" fo:font-size="12pt" fo:language="en" fo:country="US" officeooo:rsid="003db831" style:letter-kerning="true" style:font-name-asian="Times New Roman1" style:font-size-asian="12pt" style:language-asian="ar" style:country-asian="SA"/>
    </style:style>
    <style:style style:name="T19" style:family="text">
      <style:text-properties fo:color="#000000" loext:opacity="100%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T20" style:family="text">
      <style:text-properties fo:color="#000000" loext:opacity="100%" fo:font-size="12pt" fo:language="en" fo:country="US" officeooo:rsid="00518417" style:letter-kerning="true" style:font-name-asian="Times New Roman1" style:font-size-asian="12pt" style:language-asian="ar" style:country-asian="SA"/>
    </style:style>
    <style:style style:name="T21" style:family="text">
      <style:text-properties fo:color="#000000" loext:opacity="100%" fo:font-size="12pt" fo:language="en" fo:country="US" officeooo:rsid="001ef33b" style:letter-kerning="true" style:font-name-asian="Times New Roman1" style:font-size-asian="12pt" style:language-asian="ar" style:country-asian="SA"/>
    </style:style>
    <style:style style:name="T22" style:family="text">
      <style:text-properties fo:color="#000000" loext:opacity="100%" fo:font-size="12pt" fo:language="en" fo:country="US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23" style:family="text">
      <style:text-properties fo:color="#000000" loext:opacity="100%" fo:font-size="12pt" fo:language="en" fo:country="US" style:text-underline-style="solid" style:text-underline-width="auto" style:text-underline-color="font-color" officeooo:rsid="002e4f0b" style:letter-kerning="true" style:font-name-asian="Times New Roman1" style:font-size-asian="12pt" style:language-asian="ar" style:country-asian="SA"/>
    </style:style>
    <style:style style:name="T24" style:family="text">
      <style:text-properties fo:color="#000000" loext:opacity="100%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T25" style:family="text">
      <style:text-properties fo:color="#000000" loext:opacity="100%" fo:font-size="12pt" fo:language="en" fo:country="US" fo:font-weight="bold" officeooo:rsid="002e4f0b" style:letter-kerning="true" style:font-name-asian="Times New Roman1" style:font-size-asian="12pt" style:language-asian="ar" style:country-asian="SA" style:font-weight-asian="bold" style:font-weight-complex="bold"/>
    </style:style>
    <style:style style:name="T26" style:family="text">
      <style:text-properties fo:color="#000000" loext:opacity="100%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27" style:family="text">
      <style:text-properties fo:color="#000000" loext:opacity="100%" fo:font-size="12pt" fo:language="en" fo:country="US" style:text-underline-style="none" officeooo:rsid="001e6dfd" style:letter-kerning="true" style:font-name-asian="Times New Roman1" style:font-size-asian="12pt" style:language-asian="ar" style:country-asian="SA"/>
    </style:style>
    <style:style style:name="T28" style:family="text">
      <style:text-properties fo:color="#000000" loext:opacity="100%" fo:font-size="12pt" fo:language="ar" fo:country="SA" officeooo:rsid="004585c4" style:letter-kerning="true" style:font-name-asian="Lohit Hindi" style:font-size-asian="12pt" style:language-asian="hi" style:country-asian="IN" style:font-name-complex="Liberation Serif1" style:font-size-complex="12pt"/>
    </style:style>
    <style:style style:name="T29" style:family="text">
      <style:text-properties fo:color="#000000" loext:opacity="100%" fo:font-size="12pt" fo:language="ar" fo:country="SA" officeooo:rsid="0034d577" style:letter-kerning="true" style:font-name-asian="Lohit Hindi" style:font-size-asian="12pt" style:language-asian="hi" style:country-asian="IN"/>
    </style:style>
    <style:style style:name="T30" style:family="text">
      <style:text-properties fo:color="#000000" loext:opacity="100%" style:font-name="DejaVu Sans Mono" fo:font-size="12pt" fo:language="ar" fo:country="SA" style:letter-kerning="true" style:font-name-asian="Lohit Hindi" style:font-size-asian="12pt" style:language-asian="hi" style:country-asian="IN"/>
    </style:style>
    <style:style style:name="T31" style:family="text">
      <style:text-properties fo:color="#000000" loext:opacity="100%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T32" style:family="text">
      <style:text-properties fo:color="#000000" loext:opacity="100%" style:font-name="DejaVu Sans Mono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33" style:family="text">
      <style:text-properties fo:color="#000000" loext:opacity="100%" style:font-name="DejaVu Sans Mono" fo:font-size="12pt" fo:language="en" fo:country="US" fo:font-weight="normal" officeooo:rsid="00553cc1" style:letter-kerning="true" style:font-name-asian="Times New Roman1" style:font-size-asian="12pt" style:language-asian="ar" style:country-asian="SA" style:font-weight-asian="normal" style:font-weight-complex="normal"/>
    </style:style>
    <style:style style:name="T34" style:family="text">
      <style:text-properties fo:color="#000080" loext:opacity="100%" fo:font-size="12pt" fo:language="zxx" fo:country="none" style:text-underline-style="none" style:letter-kerning="true" style:font-name-asian="Times New Roman1" style:font-size-asian="12pt" style:language-asian="ar" style:country-asian="SA"/>
    </style:style>
    <style:style style:name="T35" style:family="text">
      <style:text-properties fo:color="#000080" loext:opacity="100%" style:font-name="DejaVu Sans Mono" fo:font-size="12pt" fo:language="ar" fo:country="SA" style:text-underline-style="solid" style:text-underline-width="auto" style:text-underline-color="font-color" style:letter-kerning="true" style:font-name-asian="Lohit Hindi" style:font-size-asian="12pt" style:language-asian="zxx" style:country-asian="none"/>
    </style:style>
    <style:style style:name="T36" style:family="text">
      <style:text-properties fo:color="#000080" loext:opacity="100%" style:font-name="DejaVu Sans Mono" fo:font-size="12pt" fo:language="zxx" fo:country="none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37" style:family="text">
      <style:text-properties fo:color="#000080" loext:opacity="100%" style:font-name="DejaVu Sans Mono" fo:font-size="12pt" fo:language="zxx" fo:country="none" style:text-underline-style="solid" style:text-underline-width="auto" style:text-underline-color="font-color" officeooo:rsid="00553cc1" style:letter-kerning="true" style:font-name-asian="Times New Roman1" style:font-size-asian="12pt" style:language-asian="ar" style:country-asian="SA"/>
    </style:style>
    <style:style style:name="T38" style:family="text">
      <style:text-properties style:text-position="super 58%" style:font-name-asian="Times New Roman1"/>
    </style:style>
    <style:style style:name="T39" style:family="text">
      <style:text-properties style:text-position="super 58%" style:font-name-asian="Times New Roman1" style:language-asian="ar" style:country-asian="SA"/>
    </style:style>
    <style:style style:name="T40" style:family="text">
      <style:text-properties officeooo:rsid="001e6dfd"/>
    </style:style>
    <style:style style:name="T41" style:family="text">
      <style:text-properties officeooo:rsid="001ef33b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463d6e"/>
    </style:style>
    <style:style style:name="T44" style:family="text">
      <style:text-properties style:font-name="DejaVu Sans Mono" style:text-underline-style="none"/>
    </style:style>
    <style:style style:name="T45" style:family="text">
      <style:text-properties style:font-name="DejaVu Sans Mono" officeooo:rsid="00553cc1"/>
    </style:style>
    <style:style style:name="T46" style:family="text">
      <style:text-properties officeooo:rsid="00496848"/>
    </style:style>
    <style:style style:name="T47" style:family="text">
      <style:text-properties officeooo:rsid="004aa0d9"/>
    </style:style>
    <style:style style:name="T48" style:family="text">
      <style:text-properties fo:font-weight="normal" officeooo:rsid="00553cc1" style:font-weight-asian="normal" style:font-weight-complex="normal"/>
    </style:style>
    <style:style style:name="T49" style:family="text">
      <style:text-properties officeooo:rsid="005850db"/>
    </style:style>
    <style:style style:name="T50" style:family="text">
      <style:text-properties officeooo:rsid="005aef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Tero Juhani Keski-Valkama, MSc</text:p>
      <text:p text:style-name="P40">Hacker / Machine Learning Generalist / Innovator in Software</text:p>
      <text:p text:style-name="P41">20+ years of experience in software engineering, machine learning and leadership</text:p>
      <text:p text:style-name="P41"/>
      <text:p text:style-name="P39">tero.keski<text:span text:style-name="T43">v</text:span>alkama@<text:span text:style-name="T43">gmail.com</text:span></text:p>
      <text:p text:style-name="P1">+<text:span text:style-name="T40">41</text:span> <text:span text:style-name="T40">79 208 9540</text:span></text:p>
      <text:p text:style-name="P42"/>
      <text:p text:style-name="Standard"><text:span text:style-name="T30">Recommendations available in </text:span><text:a xlink:type="simple" xlink:href="https://fi.linkedin.com/in/terokeskivalkama" text:style-name="Internet_20_link" text:visited-style-name="Visited_20_Internet_20_Link"><text:span text:style-name="T35">LinkedIn</text:span></text:a><text:span text:style-name="T30">.</text:span></text:p>
      <text:p text:style-name="P42"/>
      <text:p text:style-name="P28">Degrees</text:p>
      <text:p text:style-name="P1"><text:tab/><text:span text:style-name="T42">Master of Science (technology)</text:span></text:p>
      <text:p text:style-name="P1"><text:tab/>Tampere University of Technology,</text:p>
      <text:p text:style-name="P1"><text:tab/>2008</text:p>
      <text:p text:style-name="P42"/>
      <text:p text:style-name="P1"><text:tab/>Major:</text:p>
      <text:p text:style-name="P1"><text:tab/> Software Engineering</text:p>
      <text:p text:style-name="P1"><text:tab/>Minor:</text:p>
      <text:p text:style-name="P1"><text:tab/> Technical Mathematics</text:p>
      <text:p text:style-name="P42"/>
      <text:p text:style-name="P1"><text:tab/>6 months of international studies:</text:p>
      <text:p text:style-name="P1"><text:tab/> Universiti Sains Malaysia</text:p>
      <text:p text:style-name="P42"/>
      <text:p text:style-name="P28">Postgraduate studies</text:p>
      <text:p text:style-name="P1"><text:tab/>Tampere University of Technology</text:p>
      <text:p text:style-name="P1"><text:tab/>Subject:</text:p>
      <text:p text:style-name="P10"><text:tab/> Deep learning: Applying modern machine learning to</text:p>
      <text:p text:style-name="P10"><text:tab/> industrial log anomaly detection</text:p>
      <text:p text:style-name="P1"><text:tab/>Minors:</text:p>
      <text:p text:style-name="P1"><text:tab/> Learning systems</text:p>
      <text:p text:style-name="P1"><text:tab/> Signal processing</text:p>
      <text:p text:style-name="P17"/>
      <text:p text:style-name="P28">Publications</text:p>
      <text:p text:style-name="P29"><text:tab/><text:span text:style-name="T48">Procedia Computer Science, December 2017:</text:span></text:p>
      <text:p text:style-name="P53"><text:span text:style-name="T33"><text:s text:c="6"/></text:span><text:a xlink:type="simple" xlink:href="https://dl.acm.org/doi/10.1016/j.procs.2017.11.168" text:style-name="Internet_20_link" text:visited-style-name="Visited_20_Internet_20_Link"><text:span text:style-name="T45">“A Simulator for Event-oriented Data in Flexible Assembly </text:span></text:a></text:p>
      <text:p text:style-name="P53"><text:span text:style-name="T45"><text:tab/> </text:span><text:a xlink:type="simple" xlink:href="https://dl.acm.org/doi/10.1016/j.procs.2017.11.168" text:style-name="Internet_20_link" text:visited-style-name="Visited_20_Internet_20_Link"><text:span text:style-name="T45">System Fault Prediction"</text:span></text:a></text:p>
      <text:p text:style-name="P1"><text:tab/>Master's thesis:</text:p>
      <text:p text:style-name="Standard"><text:span text:style-name="T31"><text:tab/> </text:span><text:a xlink:type="simple" xlink:href="https://www.researchgate.net/publication/200017799_CARBOOK_A_PLATFORM_FOR_MOBILE_AUTOMOTIVE_SERVICES" text:style-name="Internet_20_link" text:visited-style-name="Visited_20_Internet_20_Link"><text:span text:style-name="T36">"C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arbook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6">: A P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latform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6"> 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for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6"> M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obile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6"> A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utomotive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6"> S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7">ervices</text:span></text:a><text:a xlink:type="simple" xlink:href="https://www.researchgate.net/publication/200017799_CARBOOK_A_PLATFORM_FOR_MOBILE_AUTOMOTIVE_SERVICES" text:style-name="Internet_20_link" text:visited-style-name="Visited_20_Internet_20_Link"><text:span text:style-name="T36">"</text:span></text:a></text:p>
      <text:p text:style-name="P45"><text:span text:style-name="T34"><text:tab/></text:span><text:span text:style-name="T28">5 patents, 8+</text:span><text:span text:style-name="T29"> patent applications, several white papers, <text:tab/>scientific and corporate blog articles</text:span></text:p>
      <text:p text:style-name="P1"/>
      <text:p text:style-name="P28">Awards &amp; achievements</text:p>
      <text:p text:style-name="P45"><text:span text:style-name="T1"><text:tab/>1</text:span><text:span text:style-name="T38">st</text:span><text:span text:style-name="T1"> place in #IndustryHack / #CargoHack at #HackTheSea at <text:tab/><text:tab/><text:tab/>MacGregor, 2016</text:span></text:p>
      <text:p text:style-name="P45"><text:bookmark text:name="__DdeLink__207_1463925808"/><text:span text:style-name="T1"><text:tab/>3</text:span><text:span text:style-name="T39">rd</text:span><text:span text:style-name="T1"> place in #SpaceTyckiting @Futurice, 2016</text:span></text:p>
      <text:p text:style-name="P45"><text:span text:style-name="T1"><text:tab/>1</text:span><text:span text:style-name="T38">st</text:span><text:span text:style-name="T1"> place in #IndustryHack at #HackTheFactory at Fastems, 2015</text:span></text:p>
      <text:p text:style-name="P45"><text:bookmark text:name="__DdeLink__207_14639258081"/><text:span text:style-name="T1"><text:tab/>2</text:span><text:span text:style-name="T38">nd</text:span><text:span text:style-name="T1"> and final online round in Facebook Hacker Cup 2011 (placed <text:tab/><text:tab/>182th)</text:span></text:p>
      <text:p text:style-name="P1"><text:tab/>3 customer satisfaction awards (Nice-business Solutions Oy, <text:tab/><text:tab/>2009, 2010, 2011)</text:p>
      <text:p text:style-name="P45"><text:span text:style-name="T1"><text:tab/></text:span><text:span text:style-name="T2">13</text:span><text:span text:style-name="T1"> invention award</text:span><text:span text:style-name="T8">s (Elektrobit, HERE Technologies)</text:span></text:p>
      <text:p text:style-name="P17"/>
      <text:p text:style-name="P27">Work experience</text:p>
      <text:p text:style-name="P2"/>
      <table:table table:name="Table1" table:style-name="Table1">
        <table:table-column table:style-name="Table1.A"/>
        <table:table-column table:style-name="Table1.B"/>
        <table:table-row table:style-name="TableLine94152618369648">
          <table:table-cell table:style-name="Table1.A1" office:value-type="string">
            <text:p text:style-name="P46"><text:span text:style-name="T9">D</text:span><text:span text:style-name="T1">ay Jobs</text:span></text:p>
            <text:p text:style-name="P21"/>
            <text:p text:style-name="P19">HERE <text:span text:style-name="T50">Switzerland GmbH</text:span></text:p>
            <text:p text:style-name="P24">Lead ML &amp; AI engineer</text:p>
            <text:p text:style-name="P48"><text:span text:style-name="T1">2018-0</text:span><text:span text:style-name="T10">7</text:span><text:span text:style-name="T1">-</text:span><text:span text:style-name="T10">01</text:span><text:span text:style-name="T1"> – </text:span><text:span text:style-name="T11">2022-04-30</text:span></text:p>
            <text:p text:style-name="P9">Wollishofen, Zürich, Switzerland</text:p>
            <text:p text:style-name="P47"><text:span text:style-name="T10">AI and machine learning. </text:span><text:span text:style-name="T12">Deep reinforcement learning. </text:span><text:span text:style-name="T10">Geolocation, maps.</text:span></text:p>
            <text:p text:style-name="P2"/>
            <text:p text:style-name="P20">Cybercom Finland Oy</text:p>
            <text:p text:style-name="P25">Software architect, advisory consultant, speaker, organizer</text:p>
            <text:p text:style-name="P48"><text:span text:style-name="T1">2012-12-03 – </text:span><text:span text:style-name="T13">2018-06-30</text:span></text:p>
            <text:p text:style-name="P9">Tampere, Finland</text:p>
            <text:p text:style-name="P2">Machine learning, blockchain, Machinebook, industrial processes, suomi.fi,</text:p>
            <text:p text:style-name="P2">National Service Bus, web technologies, JavaEE, node.js, docker</text:p>
            <text:p text:style-name="P51"/>
            <text:p text:style-name="P20">Nice-business Solutions Oy</text:p>
            <text:p text:style-name="P25">Technical architect</text:p>
            <text:p text:style-name="P3">2009-07-22 – 2012-11-30</text:p>
            <text:p text:style-name="P9">Tampere, Finland</text:p>
            <text:p text:style-name="P2">Modern web technologies consulting, enterprise systems,</text:p>
            <text:p text:style-name="P2">ScrumMaster, assistant project manager, sales support</text:p>
            <text:p text:style-name="P30"/>
            <text:p text:style-name="P20">Elektrobit Oyj</text:p>
            <text:p text:style-name="P48"><text:span text:style-name="T24">Design engineer / </text:span><text:span text:style-name="T25">Research Engineer</text:span></text:p>
            <text:p text:style-name="P3">2007-08-27 – 2009-07-22</text:p>
            <text:p text:style-name="P9">Tampere, Finland</text:p>
            <text:p text:style-name="P2">DSP software development and testing, Next generation internet infrastructure for context-sensitive services in car environment, Semantic Web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><text:soft-page-break/>Finnpos Systems Oy</text:p>
            <text:p text:style-name="P25">Project manager</text:p>
            <text:p text:style-name="P3">2005-04-11 – 2006-11-24</text:p>
            <text:p text:style-name="P9">Tampere, Finland</text:p>
            <text:p text:style-name="P2">Project responsibility, scheduling, architectural design, and programming for the Finnpos F2 payment terminal,</text:p>
            <text:p text:style-name="P2">Linux kernel driver for LG USB touchscreen, VoIP system using Speex-codec.</text:p>
            <text:p text:style-name="P2"/>
            <text:p text:style-name="P20">Finnish Air Force</text:p>
            <text:p text:style-name="P25">Air Force Weather Corporal</text:p>
            <text:p text:style-name="P33">2002-01-01 – 2003-01-01</text:p>
            <text:p text:style-name="P9">Finland</text:p>
            <text:p text:style-name="P2">Military training, leadership training, squad leadership,</text:p>
            <text:p text:style-name="P2">flight weather observation, METAR/SYNOP weather data.</text:p>
          </table:table-cell>
          <table:table-cell table:style-name="Table1.B1" office:value-type="string">
            <text:p text:style-name="P36">Side Hustles</text:p>
            <text:p text:style-name="P31"/>
            <text:p text:style-name="P44"><text:span text:style-name="T22">Sentido Emotions Technologies Ltd </text:span><text:span text:style-name="T23">&amp;</text:span><text:span text:style-name="T22"> Sentido X-Tech Ltd</text:span></text:p>
            <text:p text:style-name="P26">Chief Technology Officer (CTO), partner</text:p>
            <text:p text:style-name="P47"><text:span text:style-name="T1">2018-0</text:span><text:span text:style-name="T14">3</text:span><text:span text:style-name="T1">-</text:span><text:span text:style-name="T14">15</text:span><text:span text:style-name="T1"> – </text:span><text:span text:style-name="T15">2019-01-</text:span><text:span text:style-name="T16">11 </text:span><text:span text:style-name="T17">(part-time)</text:span></text:p>
            <text:p text:style-name="P9">Finland</text:p>
            <text:p text:style-name="P2">Systems and architectures, artificial intelligence, deep learning, signal processing, </text:p>
            <text:p text:style-name="P2">embedded and mobile devices</text:p>
            <text:p text:style-name="P2"/>
            <text:p text:style-name="P37">AI Morning</text:p>
            <text:p text:style-name="P35">Organizer</text:p>
            <text:p text:style-name="P47"><text:span text:style-name="T26">2017-10-01 – </text:span><text:span text:style-name="T27">2018-10-05 (part-time)</text:span></text:p>
            <text:p text:style-name="P9">Tampere, Finland</text:p>
            <text:p text:style-name="P43"><text:span text:style-name="T32">Being one of the main organizers of AI Morning (</text:span><text:a xlink:type="simple" xlink:href="http://aimorning.fi/" text:style-name="Internet_20_link" text:visited-style-name="Visited_20_Internet_20_Link"><text:span text:style-name="T44">http://aimorning.fi</text:span></text:a><text:span text:style-name="T32">), with over 100 guests in each event</text:span></text:p>
            <text:p text:style-name="P32"/>
            <text:p text:style-name="P38">Neter</text:p>
            <text:p text:style-name="P26">Founder</text:p>
            <text:p text:style-name="P47"><text:span text:style-name="T1">2009-03-01 –</text:span><text:span text:style-name="T16"> (part-time)</text:span></text:p>
            <text:p text:style-name="P9">Finland</text:p>
            <text:p text:style-name="P2">Deep learning, modern web technologies consulting,</text:p>
            <text:p text:style-name="P2">TensorFlow, node.js, Ionic, Phaser, Cordova</text:p>
            <text:p text:style-name="P34"/>
            <text:p text:style-name="P18">Kurikan Kaupunki</text:p>
            <text:p text:style-name="P23">Information Technology Course Teacher</text:p>
            <text:p text:style-name="P4">2001-06-01 – 2001-06-30</text:p>
            <text:p text:style-name="P8">Kurikka, Finland</text:p>
            <text:p text:style-name="P4">Taught 10-14 year-old students Java programming and basics of computing.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18"><text:soft-page-break/>Kurikan Kaupunki</text:p>
            <text:p text:style-name="P23">Information Technology Course Teacher</text:p>
            <text:p text:style-name="P4">200<text:span text:style-name="T46">0</text:span>-06-01 – 200<text:span text:style-name="T46">0</text:span>-06-30</text:p>
            <text:p text:style-name="P8">Kurikka, Finland</text:p>
            <text:p text:style-name="P4">Taught 10-14 year-old students Java programming and basics of computing.</text:p>
            <text:p text:style-name="P4"/>
            <text:p text:style-name="P18">Kurikan Kaupunki</text:p>
            <text:p text:style-name="P23">Information Technology Course Teacher</text:p>
            <text:p text:style-name="P4"><text:span text:style-name="T47">1999</text:span>-06-01 – <text:span text:style-name="T47">1999</text:span>-06-30</text:p>
            <text:p text:style-name="P8">Kurikka, Finland</text:p>
            <text:p text:style-name="P5">Taught 10-14 year-old students Java programming and basics of computing.</text:p>
            <text:p text:style-name="P4"/>
            <text:p text:style-name="P18">Kurikan Ryhti</text:p>
            <text:p text:style-name="P22">Web Developer / 3D Video Modeller / Print Advertisement Design<text:span text:style-name="T47">er</text:span></text:p>
            <text:p text:style-name="P4">01-01-1999 – 01-01-2001 <text:span text:style-name="T49">(part-time)</text:span></text:p>
            <text:p text:style-name="P8">Kurikka, Finland</text:p>
            <text:p text:style-name="P5">Developed a web site and <text:span text:style-name="T47">video/print </text:span>ads.</text:p>
            <text:p text:style-name="P4"/>
            <text:p text:style-name="P56">Turvapalvelu M. Savela Ky</text:p>
            <text:p text:style-name="P22">Accounting Software Engineer</text:p>
            <text:p text:style-name="P6">01-01-1998 – 01-01-1999 <text:span text:style-name="T49">(part-time)</text:span></text:p>
            <text:p text:style-name="P8">Kurikka, Finland</text:p>
            <text:p text:style-name="P7">Accounting software customization. Database programming. Billing, accounting.</text:p>
          </table:table-cell>
        </table:table-row>
      </table:table>
      <text:p text:style-name="P42"/>
      <text:p text:style-name="P1"/>
      <text:p text:style-name="P27">Positions of trust</text:p>
      <text:p text:style-name="P11">HERE Technologies: Patenting Mentor, 2020 –</text:p>
      <text:p text:style-name="P12"><text:tab/></text:p>
      <text:p text:style-name="P52"><text:span text:style-name="T18">HERE Technologies: </text:span><text:span text:style-name="T3">Machine Learning Competitions Organizer, </text:span><text:span text:style-name="T18">2020 –</text:span></text:p>
      <text:p text:style-name="P12"><text:tab/></text:p>
      <text:p text:style-name="P52"><text:span text:style-name="T18">HERE Technologies: </text:span><text:span text:style-name="T3">Site Representative, Switzerland, </text:span><text:span text:style-name="T18">2020 –</text:span></text:p>
      <text:p text:style-name="P13"/>
      <text:p text:style-name="P49"><text:span text:style-name="T1">Coursera / Princeton University, Bitcoin and Cryptocurrency Technologies: </text:span><text:span text:style-name="T4">M</text:span><text:span text:style-name="T1">entor, 2017 – </text:span><text:span text:style-name="T21">2018</text:span><text:span text:style-name="T1"> </text:span></text:p>
      <text:p text:style-name="P1"/>
      <text:p text:style-name="P1">Cybercom Finland Oy, Machine Learning guild: Guildmaster, 2016 – <text:span text:style-name="T41">2018</text:span></text:p>
      <text:p text:style-name="P12"/>
      <text:p text:style-name="P52"><text:span text:style-name="T1">Cybercom Finland Oy: Vice </text:span><text:span text:style-name="T5">R</text:span><text:span text:style-name="T1">epresentative of </text:span><text:span text:style-name="T5">E</text:span><text:span text:style-name="T1">mployees </text:span><text:span text:style-name="T20">i</text:span><text:span text:style-name="T1">n the </text:span><text:span text:style-name="T5">C</text:span><text:span text:style-name="T1">orporate </text:span><text:span text:style-name="T5">B</text:span><text:span text:style-name="T1">oard, 2015 – </text:span><text:span text:style-name="T21">2018</text:span></text:p>
      <text:p text:style-name="P14"/>
      <text:p text:style-name="P45"><text:span text:style-name="T19">Polyamoria – Tampere: Organizing monthly meet ups for ~160 </text:span><text:span text:style-name="T20">m</text:span><text:span text:style-name="T19">embers, 2014 – </text:span><text:span text:style-name="T21">2018</text:span></text:p>
      <text:p text:style-name="P15"/>
      <text:p text:style-name="P50"><text:span text:style-name="T5">Condominium</text:span><text:span text:style-name="T1"> Malminkallio: Deputy </text:span><text:span text:style-name="T5">M</text:span><text:span text:style-name="T1">ember of the </text:span><text:span text:style-name="T5">B</text:span><text:span text:style-name="T1">oard, 2011</text:span></text:p>
      <text:p text:style-name="P1"/>
      <text:p text:style-name="P45"><text:span text:style-name="T1">Roboteam: </text:span><text:span text:style-name="T6">V</text:span><text:span text:style-name="T1">ice </text:span><text:span text:style-name="T7">C</text:span><text:span text:style-name="T1">hairman, 2005</text:span></text:p>
      <text:p text:style-name="P1"/>
      <text:p text:style-name="P28">Language skills</text:p>
      <text:p text:style-name="P1">Finnish: mother tongue</text:p>
      <text:p text:style-name="P1">English: fluent</text:p>
      <text:p text:style-name="P1">Swedish: good</text:p>
      <text:p text:style-name="P1">Japanese: basics</text:p>
      <text:p text:style-name="P16">German: basics</text:p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style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List" style:family="paragraph" style:parent-style-name="Text_20_body" style:default-outline-level="" style:class="list">
      <style:paragraph-properties fo:margin-left="0in" fo:margin-right="0in" fo:margin-top="0in" fo:margin-bottom="0.0835in" style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 loext:hyphenation-no-caps="false"/>
    </style:style>
    <style:style style:name="Index" style:family="paragraph" style:parent-style-name="Standard" style:default-outline-level="" style:class="index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caption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Heading" style:family="paragraph" style:default-outline-level="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Index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Heading1" style:family="paragraph" style:default-outline-level="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Index1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Title" style:family="paragraph" style:parent-style-name="Heading" style:default-outline-level="" style:class="chapter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Subtitle" style:family="paragraph" style:parent-style-name="Heading" style:default-outline-level="" style:class="chapter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ero Keski-Valkama</meta:initial-creator>
    <meta:creation-date>2012-05-06T13:28:00</meta:creation-date>
    <dc:date>2022-04-11T10:52:05.448444409</dc:date>
    <meta:print-date>2012-05-06T13:10:00</meta:print-date>
    <meta:editing-duration>PT1H43M4S</meta:editing-duration>
    <meta:editing-cycles>65</meta:editing-cycles>
    <meta:generator>LibreOffice/7.2.6.2$Linux_X86_64 LibreOffice_project/20$Build-2</meta:generator>
    <meta:document-statistic meta:table-count="1" meta:image-count="0" meta:object-count="0" meta:page-count="4" meta:paragraph-count="135" meta:word-count="600" meta:character-count="4782" meta:non-whitespace-character-count="4238"/>
  </office:meta>
</office:document-meta>
</file>